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solid" draw:fill-color="#280099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draw:marker-start-width="0.352cm" draw:marker-end-width="0.352cm" draw:fill="solid" draw:fill-color="#94006b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02cm" draw:marker-start-width="0.352cm" draw:marker-end-width="0.352cm" draw:fill="solid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2.065cm" svg:x="1.635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5cm" svg:height="12.065cm" svg:x="4.175cm" svg:y="1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55cm" svg:height="12.065cm" svg:x="7.35cm" svg:y="4.1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athan Perry</meta:initial-creator>
    <meta:creation-date>2010-06-18T23:02:55</meta:creation-date>
    <dc:date>2010-07-02T20:42:13</dc:date>
    <dc:creator>Nathan Perry</dc:creator>
    <meta:editing-duration>PT00H20M33S</meta:editing-duration>
    <meta:editing-cycles>8</meta:editing-cycles>
    <meta:generator>OpenOffice.org/3.2$Linux OpenOffice.org_project/320m12$Build-9483</meta:generator>
    <meta:document-statistic meta:object-count="3"/>
  </office:meta>
</office:document-meta>
</file>